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4.969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011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1.173cm"/>
    </style:style>
    <style:style style:name="co11" style:family="table-column">
      <style:table-column-properties fo:break-before="auto" style:column-width="6.00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3" office:value-type="string" calcext:value-type="string">
            <text:p>prot_curve_type</text:p>
          </table:table-cell>
          <table:table-cell table:style-name="ce3" office:value-type="string" calcext:value-type="string">
            <text:p>prot_0_curve_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  <table:table-cell office:value-type="string" calcext:value-type="string">
            <text:p>pcurve_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] &amp; &quot;A, &quot; &amp; [.C2]" office:value-type="string" office:string-value="6A, B Curve" calcext:value-type="string">
            <text:p>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]" office:value-type="string" office:string-value="B Curve" calcext:value-type="string">
            <text:p>B Curve</text:p>
          </table:table-cell>
          <table:table-cell/>
          <table:table-cell table:formula="of:=[.B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] &amp; &quot;A, &quot; &amp; [.C3]" office:value-type="string" office:string-value="10A, B Curve" calcext:value-type="string">
            <text:p>1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]" office:value-type="string" office:string-value="B Curve" calcext:value-type="string">
            <text:p>B Curve</text:p>
          </table:table-cell>
          <table:table-cell/>
          <table:table-cell table:formula="of:=[.B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4] &amp; &quot;A, &quot; &amp; [.C4]" office:value-type="string" office:string-value="16A, B Curve" calcext:value-type="string">
            <text:p>1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]" office:value-type="string" office:string-value="B Curve" calcext:value-type="string">
            <text:p>B Curve</text:p>
          </table:table-cell>
          <table:table-cell/>
          <table:table-cell table:formula="of:=[.B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5] &amp; &quot;A, &quot; &amp; [.C5]" office:value-type="string" office:string-value="20A, B Curve" calcext:value-type="string">
            <text:p>2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]" office:value-type="string" office:string-value="B Curve" calcext:value-type="string">
            <text:p>B Curve</text:p>
          </table:table-cell>
          <table:table-cell/>
          <table:table-cell table:formula="of:=[.B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] &amp; &quot;A, &quot; &amp; [.C6]" office:value-type="string" office:string-value="25A, B Curve" calcext:value-type="string">
            <text:p>25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6]" office:value-type="string" office:string-value="B Curve" calcext:value-type="string">
            <text:p>B Curve</text:p>
          </table:table-cell>
          <table:table-cell/>
          <table:table-cell table:formula="of:=[.B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7] &amp; &quot;A, &quot; &amp; [.C7]" office:value-type="string" office:string-value="32A, B Curve" calcext:value-type="string">
            <text:p>32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7]" office:value-type="string" office:string-value="B Curve" calcext:value-type="string">
            <text:p>B Curve</text:p>
          </table:table-cell>
          <table:table-cell/>
          <table:table-cell table:formula="of:=[.B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8] &amp; &quot;A, &quot; &amp; [.C8]" office:value-type="string" office:string-value="40A, B Curve" calcext:value-type="string">
            <text:p>4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8]" office:value-type="string" office:string-value="B Curve" calcext:value-type="string">
            <text:p>B Curve</text:p>
          </table:table-cell>
          <table:table-cell/>
          <table:table-cell table:formula="of:=[.B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9] &amp; &quot;A, &quot; &amp; [.C9]" office:value-type="string" office:string-value="50A, B Curve" calcext:value-type="string">
            <text:p>5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9]" office:value-type="string" office:string-value="B Curve" calcext:value-type="string">
            <text:p>B Curve</text:p>
          </table:table-cell>
          <table:table-cell/>
          <table:table-cell table:formula="of:=[.B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10] &amp; &quot;A, &quot; &amp; [.C10]" office:value-type="string" office:string-value="63A, B Curve" calcext:value-type="string">
            <text:p>63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0]" office:value-type="string" office:string-value="B Curve" calcext:value-type="string">
            <text:p>B Curve</text:p>
          </table:table-cell>
          <table:table-cell/>
          <table:table-cell table:formula="of:=[.B1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11] &amp; &quot;A, &quot; &amp; [.C11]" office:value-type="string" office:string-value="6A, C Curve" calcext:value-type="string">
            <text:p>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1]" office:value-type="string" office:string-value="C Curve" calcext:value-type="string">
            <text:p>C Curve</text:p>
          </table:table-cell>
          <table:table-cell/>
          <table:table-cell table:formula="of:=[.B1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12] &amp; &quot;A, &quot; &amp; [.C12]" office:value-type="string" office:string-value="10A, C Curve" calcext:value-type="string">
            <text:p>1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2]" office:value-type="string" office:string-value="C Curve" calcext:value-type="string">
            <text:p>C Curve</text:p>
          </table:table-cell>
          <table:table-cell/>
          <table:table-cell table:formula="of:=[.B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13] &amp; &quot;A, &quot; &amp; [.C13]" office:value-type="string" office:string-value="16A, C Curve" calcext:value-type="string">
            <text:p>1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3]" office:value-type="string" office:string-value="C Curve" calcext:value-type="string">
            <text:p>C Curve</text:p>
          </table:table-cell>
          <table:table-cell/>
          <table:table-cell table:formula="of:=[.B1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14] &amp; &quot;A, &quot; &amp; [.C14]" office:value-type="string" office:string-value="20A, C Curve" calcext:value-type="string">
            <text:p>2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4]" office:value-type="string" office:string-value="C Curve" calcext:value-type="string">
            <text:p>C Curve</text:p>
          </table:table-cell>
          <table:table-cell/>
          <table:table-cell table:formula="of:=[.B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15] &amp; &quot;A, &quot; &amp; [.C15]" office:value-type="string" office:string-value="25A, C Curve" calcext:value-type="string">
            <text:p>25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5]" office:value-type="string" office:string-value="C Curve" calcext:value-type="string">
            <text:p>C Curve</text:p>
          </table:table-cell>
          <table:table-cell/>
          <table:table-cell table:formula="of:=[.B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16] &amp; &quot;A, &quot; &amp; [.C16]" office:value-type="string" office:string-value="32A, C Curve" calcext:value-type="string">
            <text:p>32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6]" office:value-type="string" office:string-value="C Curve" calcext:value-type="string">
            <text:p>C Curve</text:p>
          </table:table-cell>
          <table:table-cell/>
          <table:table-cell table:formula="of:=[.B1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17] &amp; &quot;A, &quot; &amp; [.C17]" office:value-type="string" office:string-value="40A, C Curve" calcext:value-type="string">
            <text:p>4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7]" office:value-type="string" office:string-value="C Curve" calcext:value-type="string">
            <text:p>C Curve</text:p>
          </table:table-cell>
          <table:table-cell/>
          <table:table-cell table:formula="of:=[.B1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18] &amp; &quot;A, &quot; &amp; [.C18]" office:value-type="string" office:string-value="50A, C Curve" calcext:value-type="string">
            <text:p>5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8]" office:value-type="string" office:string-value="C Curve" calcext:value-type="string">
            <text:p>C Curve</text:p>
          </table:table-cell>
          <table:table-cell/>
          <table:table-cell table:formula="of:=[.B1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19] &amp; &quot;A, &quot; &amp; [.C19]" office:value-type="string" office:string-value="63A, C Curve" calcext:value-type="string">
            <text:p>63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19]" office:value-type="string" office:string-value="C Curve" calcext:value-type="string">
            <text:p>C Curve</text:p>
          </table:table-cell>
          <table:table-cell/>
          <table:table-cell table:formula="of:=[.B1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20] &amp; &quot;A, &quot; &amp; [.C20]" office:value-type="string" office:string-value="6A, D Curve" calcext:value-type="string">
            <text:p>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0]" office:value-type="string" office:string-value="D Curve" calcext:value-type="string">
            <text:p>D Curve</text:p>
          </table:table-cell>
          <table:table-cell/>
          <table:table-cell table:formula="of:=[.B2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21] &amp; &quot;A, &quot; &amp; [.C21]" office:value-type="string" office:string-value="10A, D Curve" calcext:value-type="string">
            <text:p>1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1]" office:value-type="string" office:string-value="D Curve" calcext:value-type="string">
            <text:p>D Curve</text:p>
          </table:table-cell>
          <table:table-cell/>
          <table:table-cell table:formula="of:=[.B2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22] &amp; &quot;A, &quot; &amp; [.C22]" office:value-type="string" office:string-value="16A, D Curve" calcext:value-type="string">
            <text:p>1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2]" office:value-type="string" office:string-value="D Curve" calcext:value-type="string">
            <text:p>D Curve</text:p>
          </table:table-cell>
          <table:table-cell/>
          <table:table-cell table:formula="of:=[.B2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23] &amp; &quot;A, &quot; &amp; [.C23]" office:value-type="string" office:string-value="20A, D Curve" calcext:value-type="string">
            <text:p>2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3]" office:value-type="string" office:string-value="D Curve" calcext:value-type="string">
            <text:p>D Curve</text:p>
          </table:table-cell>
          <table:table-cell/>
          <table:table-cell table:formula="of:=[.B2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24] &amp; &quot;A, &quot; &amp; [.C24]" office:value-type="string" office:string-value="25A, D Curve" calcext:value-type="string">
            <text:p>25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4]" office:value-type="string" office:string-value="D Curve" calcext:value-type="string">
            <text:p>D Curve</text:p>
          </table:table-cell>
          <table:table-cell/>
          <table:table-cell table:formula="of:=[.B2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25] &amp; &quot;A, &quot; &amp; [.C25]" office:value-type="string" office:string-value="32A, D Curve" calcext:value-type="string">
            <text:p>32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5]" office:value-type="string" office:string-value="D Curve" calcext:value-type="string">
            <text:p>D Curve</text:p>
          </table:table-cell>
          <table:table-cell/>
          <table:table-cell table:formula="of:=[.B2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26] &amp; &quot;A, &quot; &amp; [.C26]" office:value-type="string" office:string-value="40A, D Curve" calcext:value-type="string">
            <text:p>4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6]" office:value-type="string" office:string-value="D Curve" calcext:value-type="string">
            <text:p>D Curve</text:p>
          </table:table-cell>
          <table:table-cell/>
          <table:table-cell table:formula="of:=[.B2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27] &amp; &quot;A, &quot; &amp; [.C27]" office:value-type="string" office:string-value="50A, D Curve" calcext:value-type="string">
            <text:p>5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7]" office:value-type="string" office:string-value="D Curve" calcext:value-type="string">
            <text:p>D Curve</text:p>
          </table:table-cell>
          <table:table-cell/>
          <table:table-cell table:formula="of:=[.B2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28] &amp; &quot;A, &quot; &amp; [.C28]" office:value-type="string" office:string-value="63A, D Curve" calcext:value-type="string">
            <text:p>63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8]" office:value-type="string" office:string-value="D Curve" calcext:value-type="string">
            <text:p>D Curve</text:p>
          </table:table-cell>
          <table:table-cell/>
          <table:table-cell table:formula="of:=[.B2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9] &amp; &quot;A, &quot; &amp; [.C29]" office:value-type="string" office:string-value="6A, B Curve" calcext:value-type="string">
            <text:p>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9]" office:value-type="string" office:string-value="B Curve" calcext:value-type="string">
            <text:p>B Curve</text:p>
          </table:table-cell>
          <table:table-cell/>
          <table:table-cell table:formula="of:=[.B2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0] &amp; &quot;A, &quot; &amp; [.C30]" office:value-type="string" office:string-value="10A, B Curve" calcext:value-type="string">
            <text:p>1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0]" office:value-type="string" office:string-value="B Curve" calcext:value-type="string">
            <text:p>B Curve</text:p>
          </table:table-cell>
          <table:table-cell/>
          <table:table-cell table:formula="of:=[.B3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31] &amp; &quot;A, &quot; &amp; [.C31]" office:value-type="string" office:string-value="16A, B Curve" calcext:value-type="string">
            <text:p>1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1]" office:value-type="string" office:string-value="B Curve" calcext:value-type="string">
            <text:p>B Curve</text:p>
          </table:table-cell>
          <table:table-cell/>
          <table:table-cell table:formula="of:=[.B3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32] &amp; &quot;A, &quot; &amp; [.C32]" office:value-type="string" office:string-value="20A, B Curve" calcext:value-type="string">
            <text:p>2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2]" office:value-type="string" office:string-value="B Curve" calcext:value-type="string">
            <text:p>B Curve</text:p>
          </table:table-cell>
          <table:table-cell/>
          <table:table-cell table:formula="of:=[.B3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33] &amp; &quot;A, &quot; &amp; [.C33]" office:value-type="string" office:string-value="25A, B Curve" calcext:value-type="string">
            <text:p>25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3]" office:value-type="string" office:string-value="B Curve" calcext:value-type="string">
            <text:p>B Curve</text:p>
          </table:table-cell>
          <table:table-cell/>
          <table:table-cell table:formula="of:=[.B3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34] &amp; &quot;A, &quot; &amp; [.C34]" office:value-type="string" office:string-value="32A, B Curve" calcext:value-type="string">
            <text:p>32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4]" office:value-type="string" office:string-value="B Curve" calcext:value-type="string">
            <text:p>B Curve</text:p>
          </table:table-cell>
          <table:table-cell/>
          <table:table-cell table:formula="of:=[.B3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35] &amp; &quot;A, &quot; &amp; [.C35]" office:value-type="string" office:string-value="40A, B Curve" calcext:value-type="string">
            <text:p>4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5]" office:value-type="string" office:string-value="B Curve" calcext:value-type="string">
            <text:p>B Curve</text:p>
          </table:table-cell>
          <table:table-cell/>
          <table:table-cell table:formula="of:=[.B3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36] &amp; &quot;A, &quot; &amp; [.C36]" office:value-type="string" office:string-value="50A, B Curve" calcext:value-type="string">
            <text:p>5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6]" office:value-type="string" office:string-value="B Curve" calcext:value-type="string">
            <text:p>B Curve</text:p>
          </table:table-cell>
          <table:table-cell/>
          <table:table-cell table:formula="of:=[.B3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37] &amp; &quot;A, &quot; &amp; [.C37]" office:value-type="string" office:string-value="63A, B Curve" calcext:value-type="string">
            <text:p>63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7]" office:value-type="string" office:string-value="B Curve" calcext:value-type="string">
            <text:p>B Curve</text:p>
          </table:table-cell>
          <table:table-cell/>
          <table:table-cell table:formula="of:=[.B3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38] &amp; &quot;A, &quot; &amp; [.C38]" office:value-type="string" office:string-value="6A, C Curve" calcext:value-type="string">
            <text:p>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8]" office:value-type="string" office:string-value="C Curve" calcext:value-type="string">
            <text:p>C Curve</text:p>
          </table:table-cell>
          <table:table-cell/>
          <table:table-cell table:formula="of:=[.B3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39] &amp; &quot;A, &quot; &amp; [.C39]" office:value-type="string" office:string-value="10A, C Curve" calcext:value-type="string">
            <text:p>1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9]" office:value-type="string" office:string-value="C Curve" calcext:value-type="string">
            <text:p>C Curve</text:p>
          </table:table-cell>
          <table:table-cell/>
          <table:table-cell table:formula="of:=[.B3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40] &amp; &quot;A, &quot; &amp; [.C40]" office:value-type="string" office:string-value="16A, C Curve" calcext:value-type="string">
            <text:p>1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0]" office:value-type="string" office:string-value="C Curve" calcext:value-type="string">
            <text:p>C Curve</text:p>
          </table:table-cell>
          <table:table-cell/>
          <table:table-cell table:formula="of:=[.B4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41] &amp; &quot;A, &quot; &amp; [.C41]" office:value-type="string" office:string-value="20A, C Curve" calcext:value-type="string">
            <text:p>2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1]" office:value-type="string" office:string-value="C Curve" calcext:value-type="string">
            <text:p>C Curve</text:p>
          </table:table-cell>
          <table:table-cell/>
          <table:table-cell table:formula="of:=[.B4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42] &amp; &quot;A, &quot; &amp; [.C42]" office:value-type="string" office:string-value="25A, C Curve" calcext:value-type="string">
            <text:p>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2]" office:value-type="string" office:string-value="C Curve" calcext:value-type="string">
            <text:p>C Curve</text:p>
          </table:table-cell>
          <table:table-cell/>
          <table:table-cell table:formula="of:=[.B4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43] &amp; &quot;A, &quot; &amp; [.C43]" office:value-type="string" office:string-value="32A, C Curve" calcext:value-type="string">
            <text:p>32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3]" office:value-type="string" office:string-value="C Curve" calcext:value-type="string">
            <text:p>C Curve</text:p>
          </table:table-cell>
          <table:table-cell/>
          <table:table-cell table:formula="of:=[.B4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44] &amp; &quot;A, &quot; &amp; [.C44]" office:value-type="string" office:string-value="40A, C Curve" calcext:value-type="string">
            <text:p>4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4]" office:value-type="string" office:string-value="C Curve" calcext:value-type="string">
            <text:p>C Curve</text:p>
          </table:table-cell>
          <table:table-cell/>
          <table:table-cell table:formula="of:=[.B4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45] &amp; &quot;A, &quot; &amp; [.C45]" office:value-type="string" office:string-value="50A, C Curve" calcext:value-type="string">
            <text:p>5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5]" office:value-type="string" office:string-value="C Curve" calcext:value-type="string">
            <text:p>C Curve</text:p>
          </table:table-cell>
          <table:table-cell/>
          <table:table-cell table:formula="of:=[.B4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46] &amp; &quot;A, &quot; &amp; [.C46]" office:value-type="string" office:string-value="63A, C Curve" calcext:value-type="string">
            <text:p>63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6]" office:value-type="string" office:string-value="C Curve" calcext:value-type="string">
            <text:p>C Curve</text:p>
          </table:table-cell>
          <table:table-cell/>
          <table:table-cell table:formula="of:=[.B4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47] &amp; &quot;A, &quot; &amp; [.C47]" office:value-type="string" office:string-value="80A, C Curve" calcext:value-type="string">
            <text:p>8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7]" office:value-type="string" office:string-value="C Curve" calcext:value-type="string">
            <text:p>C Curve</text:p>
          </table:table-cell>
          <table:table-cell/>
          <table:table-cell table:formula="of:=[.B4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48] &amp; &quot;A, &quot; &amp; [.C48]" office:value-type="string" office:string-value="100A, C Curve" calcext:value-type="string">
            <text:p>10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8]" office:value-type="string" office:string-value="C Curve" calcext:value-type="string">
            <text:p>C Curve</text:p>
          </table:table-cell>
          <table:table-cell/>
          <table:table-cell table:formula="of:=[.B4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49] &amp; &quot;A, &quot; &amp; [.C49]" office:value-type="string" office:string-value="125A, C Curve" calcext:value-type="string">
            <text:p>1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9]" office:value-type="string" office:string-value="C Curve" calcext:value-type="string">
            <text:p>C Curve</text:p>
          </table:table-cell>
          <table:table-cell/>
          <table:table-cell table:formula="of:=[.B4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50] &amp; &quot;A, &quot; &amp; [.C50]" office:value-type="string" office:string-value="6A, D Curve" calcext:value-type="string">
            <text:p>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0]" office:value-type="string" office:string-value="D Curve" calcext:value-type="string">
            <text:p>D Curve</text:p>
          </table:table-cell>
          <table:table-cell/>
          <table:table-cell table:formula="of:=[.B5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51] &amp; &quot;A, &quot; &amp; [.C51]" office:value-type="string" office:string-value="10A, D Curve" calcext:value-type="string">
            <text:p>1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1]" office:value-type="string" office:string-value="D Curve" calcext:value-type="string">
            <text:p>D Curve</text:p>
          </table:table-cell>
          <table:table-cell/>
          <table:table-cell table:formula="of:=[.B5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52] &amp; &quot;A, &quot; &amp; [.C52]" office:value-type="string" office:string-value="16A, D Curve" calcext:value-type="string">
            <text:p>1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2]" office:value-type="string" office:string-value="D Curve" calcext:value-type="string">
            <text:p>D Curve</text:p>
          </table:table-cell>
          <table:table-cell/>
          <table:table-cell table:formula="of:=[.B5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53] &amp; &quot;A, &quot; &amp; [.C53]" office:value-type="string" office:string-value="20A, D Curve" calcext:value-type="string">
            <text:p>2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3]" office:value-type="string" office:string-value="D Curve" calcext:value-type="string">
            <text:p>D Curve</text:p>
          </table:table-cell>
          <table:table-cell/>
          <table:table-cell table:formula="of:=[.B5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54] &amp; &quot;A, &quot; &amp; [.C54]" office:value-type="string" office:string-value="25A, D Curve" calcext:value-type="string">
            <text:p>25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4]" office:value-type="string" office:string-value="D Curve" calcext:value-type="string">
            <text:p>D Curve</text:p>
          </table:table-cell>
          <table:table-cell/>
          <table:table-cell table:formula="of:=[.B5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55] &amp; &quot;A, &quot; &amp; [.C55]" office:value-type="string" office:string-value="32A, D Curve" calcext:value-type="string">
            <text:p>32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5]" office:value-type="string" office:string-value="D Curve" calcext:value-type="string">
            <text:p>D Curve</text:p>
          </table:table-cell>
          <table:table-cell/>
          <table:table-cell table:formula="of:=[.B5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56] &amp; &quot;A, &quot; &amp; [.C56]" office:value-type="string" office:string-value="40A, D Curve" calcext:value-type="string">
            <text:p>4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6]" office:value-type="string" office:string-value="D Curve" calcext:value-type="string">
            <text:p>D Curve</text:p>
          </table:table-cell>
          <table:table-cell/>
          <table:table-cell table:formula="of:=[.B5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57] &amp; &quot;A, &quot; &amp; [.C57]" office:value-type="string" office:string-value="50A, D Curve" calcext:value-type="string">
            <text:p>5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7]" office:value-type="string" office:string-value="D Curve" calcext:value-type="string">
            <text:p>D Curve</text:p>
          </table:table-cell>
          <table:table-cell/>
          <table:table-cell table:formula="of:=[.B5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58] &amp; &quot;A, &quot; &amp; [.C58]" office:value-type="string" office:string-value="63A, D Curve" calcext:value-type="string">
            <text:p>63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8]" office:value-type="string" office:string-value="D Curve" calcext:value-type="string">
            <text:p>D Curve</text:p>
          </table:table-cell>
          <table:table-cell/>
          <table:table-cell table:formula="of:=[.B5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59] &amp; &quot;A, &quot; &amp; [.C59] &amp; &quot;, &quot; &amp; [.A59]" office:value-type="string" office:string-value="6A, B Curve, iC60a" calcext:value-type="string">
            <text:p>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9]" office:value-type="string" office:string-value="B Curve" calcext:value-type="string">
            <text:p>B Curve</text:p>
          </table:table-cell>
          <table:table-cell/>
          <table:table-cell table:formula="of:=[.B5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60] &amp; &quot;A, &quot; &amp; [.C60] &amp; &quot;, &quot; &amp; [.A60]" office:value-type="string" office:string-value="10A, B Curve, iC60a" calcext:value-type="string">
            <text:p>1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0]" office:value-type="string" office:string-value="B Curve" calcext:value-type="string">
            <text:p>B Curve</text:p>
          </table:table-cell>
          <table:table-cell/>
          <table:table-cell table:formula="of:=[.B6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61] &amp; &quot;A, &quot; &amp; [.C61] &amp; &quot;, &quot; &amp; [.A61]" office:value-type="string" office:string-value="16A, B Curve, iC60a" calcext:value-type="string">
            <text:p>1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1]" office:value-type="string" office:string-value="B Curve" calcext:value-type="string">
            <text:p>B Curve</text:p>
          </table:table-cell>
          <table:table-cell/>
          <table:table-cell table:formula="of:=[.B6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62] &amp; &quot;A, &quot; &amp; [.C62] &amp; &quot;, &quot; &amp; [.A62]" office:value-type="string" office:string-value="20A, B Curve, iC60a" calcext:value-type="string">
            <text:p>2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2]" office:value-type="string" office:string-value="B Curve" calcext:value-type="string">
            <text:p>B Curve</text:p>
          </table:table-cell>
          <table:table-cell/>
          <table:table-cell table:formula="of:=[.B6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3] &amp; &quot;A, &quot; &amp; [.C63] &amp; &quot;, &quot; &amp; [.A63]" office:value-type="string" office:string-value="25A, B Curve, iC60a" calcext:value-type="string">
            <text:p>25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3]" office:value-type="string" office:string-value="B Curve" calcext:value-type="string">
            <text:p>B Curve</text:p>
          </table:table-cell>
          <table:table-cell/>
          <table:table-cell table:formula="of:=[.B6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64] &amp; &quot;A, &quot; &amp; [.C64] &amp; &quot;, &quot; &amp; [.A64]" office:value-type="string" office:string-value="32A, B Curve, iC60a" calcext:value-type="string">
            <text:p>32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4]" office:value-type="string" office:string-value="B Curve" calcext:value-type="string">
            <text:p>B Curve</text:p>
          </table:table-cell>
          <table:table-cell/>
          <table:table-cell table:formula="of:=[.B6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65] &amp; &quot;A, &quot; &amp; [.C65] &amp; &quot;, &quot; &amp; [.A65]" office:value-type="string" office:string-value="40A, B Curve, iC60a" calcext:value-type="string">
            <text:p>4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5]" office:value-type="string" office:string-value="B Curve" calcext:value-type="string">
            <text:p>B Curve</text:p>
          </table:table-cell>
          <table:table-cell/>
          <table:table-cell table:formula="of:=[.B6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66] &amp; &quot;A, &quot; &amp; [.C66] &amp; &quot;, &quot; &amp; [.A66]" office:value-type="string" office:string-value="50A, B Curve, iC60a" calcext:value-type="string">
            <text:p>5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6]" office:value-type="string" office:string-value="B Curve" calcext:value-type="string">
            <text:p>B Curve</text:p>
          </table:table-cell>
          <table:table-cell/>
          <table:table-cell table:formula="of:=[.B6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67] &amp; &quot;A, &quot; &amp; [.C67] &amp; &quot;, &quot; &amp; [.A67]" office:value-type="string" office:string-value="63A, B Curve, iC60a" calcext:value-type="string">
            <text:p>63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7]" office:value-type="string" office:string-value="B Curve" calcext:value-type="string">
            <text:p>B Curve</text:p>
          </table:table-cell>
          <table:table-cell/>
          <table:table-cell table:formula="of:=[.B6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68] &amp; &quot;A, &quot; &amp; [.C68] &amp; &quot;, &quot; &amp; [.A68]" office:value-type="string" office:string-value="6A, C Curve, iC60a" calcext:value-type="string">
            <text:p>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8]" office:value-type="string" office:string-value="C Curve" calcext:value-type="string">
            <text:p>C Curve</text:p>
          </table:table-cell>
          <table:table-cell/>
          <table:table-cell table:formula="of:=[.B6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69] &amp; &quot;A, &quot; &amp; [.C69] &amp; &quot;, &quot; &amp; [.A69]" office:value-type="string" office:string-value="10A, C Curve, iC60a" calcext:value-type="string">
            <text:p>1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9]" office:value-type="string" office:string-value="C Curve" calcext:value-type="string">
            <text:p>C Curve</text:p>
          </table:table-cell>
          <table:table-cell/>
          <table:table-cell table:formula="of:=[.B6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70] &amp; &quot;A, &quot; &amp; [.C70] &amp; &quot;, &quot; &amp; [.A70]" office:value-type="string" office:string-value="16A, C Curve, iC60a" calcext:value-type="string">
            <text:p>1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0]" office:value-type="string" office:string-value="C Curve" calcext:value-type="string">
            <text:p>C Curve</text:p>
          </table:table-cell>
          <table:table-cell/>
          <table:table-cell table:formula="of:=[.B7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71] &amp; &quot;A, &quot; &amp; [.C71] &amp; &quot;, &quot; &amp; [.A71]" office:value-type="string" office:string-value="20A, C Curve, iC60a" calcext:value-type="string">
            <text:p>2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1]" office:value-type="string" office:string-value="C Curve" calcext:value-type="string">
            <text:p>C Curve</text:p>
          </table:table-cell>
          <table:table-cell/>
          <table:table-cell table:formula="of:=[.B7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72] &amp; &quot;A, &quot; &amp; [.C72] &amp; &quot;, &quot; &amp; [.A72]" office:value-type="string" office:string-value="25A, C Curve, iC60a" calcext:value-type="string">
            <text:p>25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2]" office:value-type="string" office:string-value="C Curve" calcext:value-type="string">
            <text:p>C Curve</text:p>
          </table:table-cell>
          <table:table-cell/>
          <table:table-cell table:formula="of:=[.B7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73] &amp; &quot;A, &quot; &amp; [.C73] &amp; &quot;, &quot; &amp; [.A73]" office:value-type="string" office:string-value="32A, C Curve, iC60a" calcext:value-type="string">
            <text:p>32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3]" office:value-type="string" office:string-value="C Curve" calcext:value-type="string">
            <text:p>C Curve</text:p>
          </table:table-cell>
          <table:table-cell/>
          <table:table-cell table:formula="of:=[.B7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74] &amp; &quot;A, &quot; &amp; [.C74] &amp; &quot;, &quot; &amp; [.A74]" office:value-type="string" office:string-value="40A, C Curve, iC60a" calcext:value-type="string">
            <text:p>4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4]" office:value-type="string" office:string-value="C Curve" calcext:value-type="string">
            <text:p>C Curve</text:p>
          </table:table-cell>
          <table:table-cell/>
          <table:table-cell table:formula="of:=[.B7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75] &amp; &quot;A, &quot; &amp; [.C75] &amp; &quot;, &quot; &amp; [.A75]" office:value-type="string" office:string-value="50A, C Curve, iC60a" calcext:value-type="string">
            <text:p>5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5]" office:value-type="string" office:string-value="C Curve" calcext:value-type="string">
            <text:p>C Curve</text:p>
          </table:table-cell>
          <table:table-cell/>
          <table:table-cell table:formula="of:=[.B7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76] &amp; &quot;A, &quot; &amp; [.C76] &amp; &quot;, &quot; &amp; [.A76]" office:value-type="string" office:string-value="63A, C Curve, iC60a" calcext:value-type="string">
            <text:p>63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6]" office:value-type="string" office:string-value="C Curve" calcext:value-type="string">
            <text:p>C Curve</text:p>
          </table:table-cell>
          <table:table-cell/>
          <table:table-cell table:formula="of:=[.B7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77] &amp; &quot;A, &quot; &amp; [.C77] &amp; &quot;, &quot; &amp; [.A77]" office:value-type="string" office:string-value="6A, D Curve, iC60a" calcext:value-type="string">
            <text:p>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7]" office:value-type="string" office:string-value="D Curve" calcext:value-type="string">
            <text:p>D Curve</text:p>
          </table:table-cell>
          <table:table-cell/>
          <table:table-cell table:formula="of:=[.B77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78] &amp; &quot;A, &quot; &amp; [.C78] &amp; &quot;, &quot; &amp; [.A78]" office:value-type="string" office:string-value="10A, D Curve, iC60a" calcext:value-type="string">
            <text:p>1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8]" office:value-type="string" office:string-value="D Curve" calcext:value-type="string">
            <text:p>D Curve</text:p>
          </table:table-cell>
          <table:table-cell/>
          <table:table-cell table:formula="of:=[.B7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79] &amp; &quot;A, &quot; &amp; [.C79] &amp; &quot;, &quot; &amp; [.A79]" office:value-type="string" office:string-value="16A, D Curve, iC60a" calcext:value-type="string">
            <text:p>1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9]" office:value-type="string" office:string-value="D Curve" calcext:value-type="string">
            <text:p>D Curve</text:p>
          </table:table-cell>
          <table:table-cell/>
          <table:table-cell table:formula="of:=[.B79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80] &amp; &quot;A, &quot; &amp; [.C80] &amp; &quot;, &quot; &amp; [.A80]" office:value-type="string" office:string-value="20A, D Curve, iC60a" calcext:value-type="string">
            <text:p>2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0]" office:value-type="string" office:string-value="D Curve" calcext:value-type="string">
            <text:p>D Curve</text:p>
          </table:table-cell>
          <table:table-cell/>
          <table:table-cell table:formula="of:=[.B80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81] &amp; &quot;A, &quot; &amp; [.C81] &amp; &quot;, &quot; &amp; [.A81]" office:value-type="string" office:string-value="25A, D Curve, iC60a" calcext:value-type="string">
            <text:p>25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1]" office:value-type="string" office:string-value="D Curve" calcext:value-type="string">
            <text:p>D Curve</text:p>
          </table:table-cell>
          <table:table-cell/>
          <table:table-cell table:formula="of:=[.B81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82] &amp; &quot;A, &quot; &amp; [.C82] &amp; &quot;, &quot; &amp; [.A82]" office:value-type="string" office:string-value="32A, D Curve, iC60a" calcext:value-type="string">
            <text:p>32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2]" office:value-type="string" office:string-value="D Curve" calcext:value-type="string">
            <text:p>D Curve</text:p>
          </table:table-cell>
          <table:table-cell/>
          <table:table-cell table:formula="of:=[.B82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83] &amp; &quot;A, &quot; &amp; [.C83] &amp; &quot;, &quot; &amp; [.A83]" office:value-type="string" office:string-value="40A, D Curve, iC60a" calcext:value-type="string">
            <text:p>4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3]" office:value-type="string" office:string-value="D Curve" calcext:value-type="string">
            <text:p>D Curve</text:p>
          </table:table-cell>
          <table:table-cell/>
          <table:table-cell table:formula="of:=[.B83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84] &amp; &quot;A, &quot; &amp; [.C84] &amp; &quot;, &quot; &amp; [.A84]" office:value-type="string" office:string-value="50A, D Curve, iC60a" calcext:value-type="string">
            <text:p>5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4]" office:value-type="string" office:string-value="D Curve" calcext:value-type="string">
            <text:p>D Curve</text:p>
          </table:table-cell>
          <table:table-cell/>
          <table:table-cell table:formula="of:=[.B84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85] &amp; &quot;A, &quot; &amp; [.C85] &amp; &quot;, &quot; &amp; [.A85]" office:value-type="string" office:string-value="63A, D Curve, iC60a" calcext:value-type="string">
            <text:p>63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5]" office:value-type="string" office:string-value="D Curve" calcext:value-type="string">
            <text:p>D Curve</text:p>
          </table:table-cell>
          <table:table-cell/>
          <table:table-cell table:formula="of:=[.B85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86] &amp; &quot;A, &quot; &amp; [.C86] &amp; &quot;, &quot; &amp; [.A86]" office:value-type="string" office:string-value="63A, B Curve, C120" calcext:value-type="string">
            <text:p>63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6]" office:value-type="string" office:string-value="B Curve" calcext:value-type="string">
            <text:p>B Curve</text:p>
          </table:table-cell>
          <table:table-cell/>
          <table:table-cell table:formula="of:=[.B8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 Curve</text:p>
          </table:table-cell>
          <table:table-cell table:formula="of:=[.B87] &amp; &quot;A, &quot; &amp; [.C87] &amp; &quot;, &quot; &amp; [.A87]" office:value-type="string" office:string-value="80A, B Curve, C120" calcext:value-type="string">
            <text:p>8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7]" office:value-type="string" office:string-value="B Curve" calcext:value-type="string">
            <text:p>B Curve</text:p>
          </table:table-cell>
          <table:table-cell/>
          <table:table-cell table:formula="of:=[.B8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 Curve</text:p>
          </table:table-cell>
          <table:table-cell table:formula="of:=[.B88] &amp; &quot;A, &quot; &amp; [.C88] &amp; &quot;, &quot; &amp; [.A88]" office:value-type="string" office:string-value="100A, B Curve, C120" calcext:value-type="string">
            <text:p>10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8]" office:value-type="string" office:string-value="B Curve" calcext:value-type="string">
            <text:p>B Curve</text:p>
          </table:table-cell>
          <table:table-cell/>
          <table:table-cell table:formula="of:=[.B8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 Curve</text:p>
          </table:table-cell>
          <table:table-cell table:formula="of:=[.B89] &amp; &quot;A, &quot; &amp; [.C89] &amp; &quot;, &quot; &amp; [.A89]" office:value-type="string" office:string-value="125A, B Curve, C120" calcext:value-type="string">
            <text:p>125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9]" office:value-type="string" office:string-value="B Curve" calcext:value-type="string">
            <text:p>B Curve</text:p>
          </table:table-cell>
          <table:table-cell/>
          <table:table-cell table:formula="of:=[.B8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90] &amp; &quot;A, &quot; &amp; [.C90] &amp; &quot;, &quot; &amp; [.A90]" office:value-type="string" office:string-value="63A, C Curve, C120" calcext:value-type="string">
            <text:p>63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0]" office:value-type="string" office:string-value="C Curve" calcext:value-type="string">
            <text:p>C Curve</text:p>
          </table:table-cell>
          <table:table-cell/>
          <table:table-cell table:formula="of:=[.B9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91] &amp; &quot;A, &quot; &amp; [.C91] &amp; &quot;, &quot; &amp; [.A91]" office:value-type="string" office:string-value="80A, C Curve, C120" calcext:value-type="string">
            <text:p>8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1]" office:value-type="string" office:string-value="C Curve" calcext:value-type="string">
            <text:p>C Curve</text:p>
          </table:table-cell>
          <table:table-cell/>
          <table:table-cell table:formula="of:=[.B91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92] &amp; &quot;A, &quot; &amp; [.C92] &amp; &quot;, &quot; &amp; [.A92]" office:value-type="string" office:string-value="100A, C Curve, C120" calcext:value-type="string">
            <text:p>10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2]" office:value-type="string" office:string-value="C Curve" calcext:value-type="string">
            <text:p>C Curve</text:p>
          </table:table-cell>
          <table:table-cell/>
          <table:table-cell table:formula="of:=[.B92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93] &amp; &quot;A, &quot; &amp; [.C93] &amp; &quot;, &quot; &amp; [.A93]" office:value-type="string" office:string-value="125A, C Curve, C120" calcext:value-type="string">
            <text:p>125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3]" office:value-type="string" office:string-value="C Curve" calcext:value-type="string">
            <text:p>C Curve</text:p>
          </table:table-cell>
          <table:table-cell/>
          <table:table-cell table:formula="of:=[.B93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94] &amp; &quot;A, &quot; &amp; [.C94] &amp; &quot;, &quot; &amp; [.A94]" office:value-type="string" office:string-value="63A, D Curve, C120" calcext:value-type="string">
            <text:p>63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4]" office:value-type="string" office:string-value="D Curve" calcext:value-type="string">
            <text:p>D Curve</text:p>
          </table:table-cell>
          <table:table-cell/>
          <table:table-cell table:formula="of:=[.B94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 Curve</text:p>
          </table:table-cell>
          <table:table-cell table:formula="of:=[.B95] &amp; &quot;A, &quot; &amp; [.C95] &amp; &quot;, &quot; &amp; [.A95]" office:value-type="string" office:string-value="80A, D Curve, C120" calcext:value-type="string">
            <text:p>8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5]" office:value-type="string" office:string-value="D Curve" calcext:value-type="string">
            <text:p>D Curve</text:p>
          </table:table-cell>
          <table:table-cell/>
          <table:table-cell table:formula="of:=[.B95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Curve</text:p>
          </table:table-cell>
          <table:table-cell table:formula="of:=[.B96] &amp; &quot;A, &quot; &amp; [.C96] &amp; &quot;, &quot; &amp; [.A96]" office:value-type="string" office:string-value="100A, D Curve, C120" calcext:value-type="string">
            <text:p>10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6]" office:value-type="string" office:string-value="D Curve" calcext:value-type="string">
            <text:p>D Curve</text:p>
          </table:table-cell>
          <table:table-cell/>
          <table:table-cell table:formula="of:=[.B96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 Curve</text:p>
          </table:table-cell>
          <table:table-cell table:formula="of:=[.B97] &amp; &quot;A, &quot; &amp; [.C97] &amp; &quot;, &quot; &amp; [.A97]" office:value-type="string" office:string-value="125A, D Curve, C120" calcext:value-type="string">
            <text:p>125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7]" office:value-type="string" office:string-value="D Curve" calcext:value-type="string">
            <text:p>D Curve</text:p>
          </table:table-cell>
          <table:table-cell/>
          <table:table-cell table:formula="of:=[.B97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98] &amp; &quot;A, &quot; &amp; [.C98] &amp; &quot;, &quot; &amp; [.A98]" office:value-type="string" office:string-value="16A, TM-D, Compact NSX" calcext:value-type="string">
            <text:p>16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98]" office:value-type="string" office:string-value="TM-D" calcext:value-type="string">
            <text:p>TM-D</text:p>
          </table:table-cell>
          <table:table-cell/>
          <table:table-cell table:formula="of:=[.B98]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98]&amp;&quot;.json')&quot;" office:value-type="string" office:string-value="('mccb_schneider', '', 'params_NSX_TMD_16.json')" calcext:value-type="string">
            <text:p>('mccb_schneider', '', 'params_NSX_TMD_16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99] &amp; &quot;A, &quot; &amp; [.C99] &amp; &quot;, &quot; &amp; [.A99]" office:value-type="string" office:string-value="25A, TM-D, Compact NSX" calcext:value-type="string">
            <text:p>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99]" office:value-type="string" office:string-value="TM-D" calcext:value-type="string">
            <text:p>TM-D</text:p>
          </table:table-cell>
          <table:table-cell/>
          <table:table-cell table:formula="of:=[.B99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99]&amp;&quot;.json')&quot;" office:value-type="string" office:string-value="('mccb_schneider', '', 'params_NSX_TMD_25.json')" calcext:value-type="string">
            <text:p>('mccb_schneider', '', 'params_NSX_TMD_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100] &amp; &quot;A, &quot; &amp; [.C100] &amp; &quot;, &quot; &amp; [.A100]" office:value-type="string" office:string-value="32A, TM-D, Compact NSX" calcext:value-type="string">
            <text:p>32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00]" office:value-type="string" office:string-value="TM-D" calcext:value-type="string">
            <text:p>TM-D</text:p>
          </table:table-cell>
          <table:table-cell/>
          <table:table-cell table:formula="of:=[.B100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00]&amp;&quot;.json')&quot;" office:value-type="string" office:string-value="('mccb_schneider', '', 'params_NSX_TMD_32.json')" calcext:value-type="string">
            <text:p>('mccb_schneider', '', 'params_NSX_TMD_32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101] &amp; &quot;A, &quot; &amp; [.C101] &amp; &quot;, &quot; &amp; [.A101]" office:value-type="string" office:string-value="40A, TM-D, Compact NSX" calcext:value-type="string">
            <text:p>4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01]" office:value-type="string" office:string-value="TM-D" calcext:value-type="string">
            <text:p>TM-D</text:p>
          </table:table-cell>
          <table:table-cell/>
          <table:table-cell table:formula="of:=[.B101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01]&amp;&quot;.json')&quot;" office:value-type="string" office:string-value="('mccb_schneider', '', 'params_NSX_TMD_40.json')" calcext:value-type="string">
            <text:p>('mccb_schneider', '', 'params_NSX_TMD_4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102] &amp; &quot;A, &quot; &amp; [.C102] &amp; &quot;, &quot; &amp; [.A102]" office:value-type="string" office:string-value="50A, TM-D, Compact NSX" calcext:value-type="string">
            <text:p>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02]" office:value-type="string" office:string-value="TM-D" calcext:value-type="string">
            <text:p>TM-D</text:p>
          </table:table-cell>
          <table:table-cell/>
          <table:table-cell table:formula="of:=[.B102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02]&amp;&quot;.json')&quot;" office:value-type="string" office:string-value="('mccb_schneider', '', 'params_NSX_TMD_50.json')" calcext:value-type="string">
            <text:p>('mccb_schneider', '', 'params_NSX_TMD_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103] &amp; &quot;A, &quot; &amp; [.C103] &amp; &quot;, &quot; &amp; [.A103]" office:value-type="string" office:string-value="63A, TM-D, Compact NSX" calcext:value-type="string">
            <text:p>63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03]" office:value-type="string" office:string-value="TM-D" calcext:value-type="string">
            <text:p>TM-D</text:p>
          </table:table-cell>
          <table:table-cell/>
          <table:table-cell table:formula="of:=[.B103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03]&amp;&quot;.json')&quot;" office:value-type="string" office:string-value="('mccb_schneider', '', 'params_NSX_TMD_63.json')" calcext:value-type="string">
            <text:p>('mccb_schneider', '', 'params_NSX_TMD_63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104] &amp; &quot;A, &quot; &amp; [.C104] &amp; &quot;, &quot; &amp; [.A104]" office:value-type="string" office:string-value="80A, TM-D, Compact NSX" calcext:value-type="string">
            <text:p>8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04]" office:value-type="string" office:string-value="TM-D" calcext:value-type="string">
            <text:p>TM-D</text:p>
          </table:table-cell>
          <table:table-cell/>
          <table:table-cell table:formula="of:=[.B104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04]&amp;&quot;.json')&quot;" office:value-type="string" office:string-value="('mccb_schneider', '', 'params_NSX_TMD_80.json')" calcext:value-type="string">
            <text:p>('mccb_schneider', '', 'params_NSX_TMD_8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105] &amp; &quot;A, &quot; &amp; [.C105] &amp; &quot;, &quot; &amp; [.A105]" office:value-type="string" office:string-value="100A, TM-D, Compact NSX" calcext:value-type="string">
            <text:p>1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05]" office:value-type="string" office:string-value="TM-D" calcext:value-type="string">
            <text:p>TM-D</text:p>
          </table:table-cell>
          <table:table-cell/>
          <table:table-cell table:formula="of:=[.B10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05]&amp;&quot;.json')&quot;" office:value-type="string" office:string-value="('mccb_schneider', '', 'params_NSX_TMD_100.json')" calcext:value-type="string">
            <text:p>('mccb_schneider', '', 'params_NSX_TMD_1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106] &amp; &quot;A, &quot; &amp; [.C106] &amp; &quot;, &quot; &amp; [.A106]" office:value-type="string" office:string-value="125A, TM-D, Compact NSX" calcext:value-type="string">
            <text:p>1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06]" office:value-type="string" office:string-value="TM-D" calcext:value-type="string">
            <text:p>TM-D</text:p>
          </table:table-cell>
          <table:table-cell/>
          <table:table-cell table:formula="of:=[.B106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06]&amp;&quot;.json')&quot;" office:value-type="string" office:string-value="('mccb_schneider', '', 'params_NSX_TMD_125.json')" calcext:value-type="string">
            <text:p>('mccb_schneider', '', 'params_NSX_TMD_1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107] &amp; &quot;A, &quot; &amp; [.C107] &amp; &quot;, &quot; &amp; [.A107]" office:value-type="string" office:string-value="160A, TM-D, Compact NSX" calcext:value-type="string">
            <text:p>16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07]" office:value-type="string" office:string-value="TM-D" calcext:value-type="string">
            <text:p>TM-D</text:p>
          </table:table-cell>
          <table:table-cell/>
          <table:table-cell table:formula="of:=[.B107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07]&amp;&quot;.json')&quot;" office:value-type="string" office:string-value="('mccb_schneider', '', 'params_NSX_TMD_160.json')" calcext:value-type="string">
            <text:p>('mccb_schneider', '', 'params_NSX_TMD_16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-D</text:p>
          </table:table-cell>
          <table:table-cell table:formula="of:=[.B108] &amp; &quot;A, &quot; &amp; [.C108] &amp; &quot;, &quot; &amp; [.A108]" office:value-type="string" office:string-value="200A, TM-D, Compact NSX" calcext:value-type="string">
            <text:p>2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08]" office:value-type="string" office:string-value="TM-D" calcext:value-type="string">
            <text:p>TM-D</text:p>
          </table:table-cell>
          <table:table-cell/>
          <table:table-cell table:formula="of:=[.B108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08]&amp;&quot;.json')&quot;" office:value-type="string" office:string-value="('mccb_schneider', '', 'params_NSX_TMD_200.json')" calcext:value-type="string">
            <text:p>('mccb_schneider', '', 'params_NSX_TMD_2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-D</text:p>
          </table:table-cell>
          <table:table-cell table:formula="of:=[.B109] &amp; &quot;A, &quot; &amp; [.C109] &amp; &quot;, &quot; &amp; [.A109]" office:value-type="string" office:string-value="250A, TM-D, Compact NSX" calcext:value-type="string">
            <text:p>2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09]" office:value-type="string" office:string-value="TM-D" calcext:value-type="string">
            <text:p>TM-D</text:p>
          </table:table-cell>
          <table:table-cell/>
          <table:table-cell table:formula="of:=[.B109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09]&amp;&quot;.json')&quot;" office:value-type="string" office:string-value="('mccb_schneider', '', 'params_NSX_TMD_250.json')" calcext:value-type="string">
            <text:p>('mccb_schneider', '', 'params_NSX_TMD_25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110] &amp; &quot;A, &quot; &amp; [.C110] &amp; &quot;, &quot; &amp; [.A110]" office:value-type="string" office:string-value="16A, TM-D, Compact NSXm" calcext:value-type="string">
            <text:p>16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10]" office:value-type="string" office:string-value="TM-D" calcext:value-type="string">
            <text:p>TM-D</text:p>
          </table:table-cell>
          <table:table-cell/>
          <table:table-cell table:formula="of:=[.B110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10]&amp;&quot;.json')&quot;" office:value-type="string" office:string-value="('mccb_schneider', '', 'params_NSXm_TMD_16.json')" calcext:value-type="string">
            <text:p>('mccb_schneider', '', 'params_NSXm_TMD_16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111] &amp; &quot;A, &quot; &amp; [.C111] &amp; &quot;, &quot; &amp; [.A111]" office:value-type="string" office:string-value="25A, TM-D, Compact NSXm" calcext:value-type="string">
            <text:p>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11]" office:value-type="string" office:string-value="TM-D" calcext:value-type="string">
            <text:p>TM-D</text:p>
          </table:table-cell>
          <table:table-cell/>
          <table:table-cell table:formula="of:=[.B111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11]&amp;&quot;.json')&quot;" office:value-type="string" office:string-value="('mccb_schneider', '', 'params_NSXm_TMD_25.json')" calcext:value-type="string">
            <text:p>('mccb_schneider', '', 'params_NSXm_TMD_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112] &amp; &quot;A, &quot; &amp; [.C112] &amp; &quot;, &quot; &amp; [.A112]" office:value-type="string" office:string-value="32A, TM-D, Compact NSXm" calcext:value-type="string">
            <text:p>32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12]" office:value-type="string" office:string-value="TM-D" calcext:value-type="string">
            <text:p>TM-D</text:p>
          </table:table-cell>
          <table:table-cell/>
          <table:table-cell table:formula="of:=[.B112]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12]&amp;&quot;.json')&quot;" office:value-type="string" office:string-value="('mccb_schneider', '', 'params_NSXm_TMD_32.json')" calcext:value-type="string">
            <text:p>('mccb_schneider', '', 'params_NSXm_TMD_32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113] &amp; &quot;A, &quot; &amp; [.C113] &amp; &quot;, &quot; &amp; [.A113]" office:value-type="string" office:string-value="40A, TM-D, Compact NSXm" calcext:value-type="string">
            <text:p>4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13]" office:value-type="string" office:string-value="TM-D" calcext:value-type="string">
            <text:p>TM-D</text:p>
          </table:table-cell>
          <table:table-cell/>
          <table:table-cell table:formula="of:=[.B113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13]&amp;&quot;.json')&quot;" office:value-type="string" office:string-value="('mccb_schneider', '', 'params_NSXm_TMD_40.json')" calcext:value-type="string">
            <text:p>('mccb_schneider', '', 'params_NSXm_TMD_4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114] &amp; &quot;A, &quot; &amp; [.C114] &amp; &quot;, &quot; &amp; [.A114]" office:value-type="string" office:string-value="50A, TM-D, Compact NSXm" calcext:value-type="string">
            <text:p>5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14]" office:value-type="string" office:string-value="TM-D" calcext:value-type="string">
            <text:p>TM-D</text:p>
          </table:table-cell>
          <table:table-cell/>
          <table:table-cell table:formula="of:=[.B114]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14]&amp;&quot;.json')&quot;" office:value-type="string" office:string-value="('mccb_schneider', '', 'params_NSXm_TMD_50.json')" calcext:value-type="string">
            <text:p>('mccb_schneider', '', 'params_NSXm_TMD_5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115] &amp; &quot;A, &quot; &amp; [.C115] &amp; &quot;, &quot; &amp; [.A115]" office:value-type="string" office:string-value="63A, TM-D, Compact NSXm" calcext:value-type="string">
            <text:p>63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15]" office:value-type="string" office:string-value="TM-D" calcext:value-type="string">
            <text:p>TM-D</text:p>
          </table:table-cell>
          <table:table-cell/>
          <table:table-cell table:formula="of:=[.B115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15]&amp;&quot;.json')&quot;" office:value-type="string" office:string-value="('mccb_schneider', '', 'params_NSXm_TMD_63.json')" calcext:value-type="string">
            <text:p>('mccb_schneider', '', 'params_NSXm_TMD_63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116] &amp; &quot;A, &quot; &amp; [.C116] &amp; &quot;, &quot; &amp; [.A116]" office:value-type="string" office:string-value="80A, TM-D, Compact NSXm" calcext:value-type="string">
            <text:p>8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16]" office:value-type="string" office:string-value="TM-D" calcext:value-type="string">
            <text:p>TM-D</text:p>
          </table:table-cell>
          <table:table-cell/>
          <table:table-cell table:formula="of:=[.B116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16]&amp;&quot;.json')&quot;" office:value-type="string" office:string-value="('mccb_schneider', '', 'params_NSXm_TMD_80.json')" calcext:value-type="string">
            <text:p>('mccb_schneider', '', 'params_NSXm_TMD_8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117] &amp; &quot;A, &quot; &amp; [.C117] &amp; &quot;, &quot; &amp; [.A117]" office:value-type="string" office:string-value="100A, TM-D, Compact NSXm" calcext:value-type="string">
            <text:p>10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17]" office:value-type="string" office:string-value="TM-D" calcext:value-type="string">
            <text:p>TM-D</text:p>
          </table:table-cell>
          <table:table-cell/>
          <table:table-cell table:formula="of:=[.B117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17]&amp;&quot;.json')&quot;" office:value-type="string" office:string-value="('mccb_schneider', '', 'params_NSXm_TMD_100.json')" calcext:value-type="string">
            <text:p>('mccb_schneider', '', 'params_NSXm_TMD_10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118] &amp; &quot;A, &quot; &amp; [.C118] &amp; &quot;, &quot; &amp; [.A118]" office:value-type="string" office:string-value="125A, TM-D, Compact NSXm" calcext:value-type="string">
            <text:p>1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18]" office:value-type="string" office:string-value="TM-D" calcext:value-type="string">
            <text:p>TM-D</text:p>
          </table:table-cell>
          <table:table-cell/>
          <table:table-cell table:formula="of:=[.B118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18]&amp;&quot;.json')&quot;" office:value-type="string" office:string-value="('mccb_schneider', '', 'params_NSXm_TMD_125.json')" calcext:value-type="string">
            <text:p>('mccb_schneider', '', 'params_NSXm_TMD_1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119] &amp; &quot;A, &quot; &amp; [.C119] &amp; &quot;, &quot; &amp; [.A119]" office:value-type="string" office:string-value="160A, TM-D, Compact NSXm" calcext:value-type="string">
            <text:p>16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119]" office:value-type="string" office:string-value="TM-D" calcext:value-type="string">
            <text:p>TM-D</text:p>
          </table:table-cell>
          <table:table-cell/>
          <table:table-cell table:formula="of:=[.B119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119]&amp;&quot;.json')&quot;" office:value-type="string" office:string-value="('mccb_schneider', '', 'params_NSXm_TMD_160.json')" calcext:value-type="string">
            <text:p>('mccb_schneider', '', 'params_NSXm_TMD_160.json'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1T14:16:38.038025986</dc:date>
    <dc:creator>Manu Varkey</dc:creator>
    <meta:editing-duration>PT2H17M33S</meta:editing-duration>
    <meta:editing-cycles>109</meta:editing-cycles>
    <meta:document-statistic meta:table-count="1" meta:cell-count="1370" meta:object-count="0"/>
  </office:meta>
</office:document-meta>
</file>